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style-name="ce1"/>
          <table:table-cell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revenue</text:p>
          </table:table-cell>
          <table:table-cell table:style-name="ce3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table:number-columns-repeated="3" table:style-name="ce6"/>
          <table:table-cell table:style-name="ce3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8">
            <text:p>5,00</text:p>
          </table:table-cell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office:value-type="float" office:value="23" table:style-name="ce7">
            <text:p>23</text:p>
          </table:table-cell>
          <table:table-cell table:style-name="ce1"/>
          <table:table-cell office:value-type="string" table:style-name="ce7">
            <text:p>E2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7">
            <text:p>C</text:p>
          </table:table-cell>
          <table:table-cell office:value-type="float" office:value="2" table:style-name="ce7">
            <text:p>2</text:p>
          </table:table-cell>
          <table:table-cell office:value-type="float" office:value="12" table:style-name="ce7">
            <text:p>12</text:p>
          </table:table-cell>
          <table:table-cell table:style-name="ce1"/>
          <table:table-cell office:value-type="string" table:style-name="ce7">
            <text:p>E3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7">
            <text:p>4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7">
            <text:p>C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7">
            <text:p>C</text:p>
          </table:table-cell>
          <table:table-cell office:value-type="string" table:style-name="ce7">
            <text:p>E2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73" table:style-name="ce1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Akos Orosz</meta:initial-creator>
    <dc:creator>Oliver</dc:creator>
    <meta:creation-date>2013-10-05T17:33:37Z</meta:creation-date>
    <dc:date>2019-05-11T15:15:29Z</dc:date>
    <meta:editing-cycles>5</meta:editing-cycles>
    <meta:editing-duration>PT16S</meta:editing-duration>
  </office:meta>
</office:document-meta>
</file>